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font-size="13.5pt" officeooo:rsid="0013ac63" officeooo:paragraph-rsid="0013ac63" style:font-size-asian="13.5pt" style:font-size-complex="13.5pt"/>
    </style:style>
    <style:style style:name="P2" style:family="paragraph" style:parent-style-name="Standard">
      <style:text-properties fo:font-size="13.5pt" officeooo:rsid="0013ac63" officeooo:paragraph-rsid="0013ac63" style:font-size-asian="13.5pt" style:font-size-complex="13.5pt"/>
    </style:style>
    <style:style style:name="P3" style:family="paragraph" style:parent-style-name="Standard">
      <style:text-properties fo:font-size="13.5pt" officeooo:rsid="0014effd" officeooo:paragraph-rsid="0014effd" style:font-size-asian="13.5pt" style:font-size-complex="13.5pt"/>
    </style:style>
    <style:style style:name="P4" style:family="paragraph" style:parent-style-name="Standard">
      <style:text-properties fo:font-size="13.5pt" officeooo:rsid="0014effd" officeooo:paragraph-rsid="0016555b" style:font-size-asian="13.5pt" style:font-size-complex="13.5pt"/>
    </style:style>
    <style:style style:name="P5" style:family="paragraph" style:parent-style-name="Standard">
      <style:text-properties fo:font-size="13.5pt" officeooo:rsid="0014effd" officeooo:paragraph-rsid="00185562" style:font-size-asian="13.5pt" style:font-size-complex="13.5pt"/>
    </style:style>
    <style:style style:name="P6" style:family="paragraph" style:parent-style-name="Standard">
      <style:text-properties fo:font-size="13.5pt" officeooo:rsid="00182431" officeooo:paragraph-rsid="00182431" style:font-size-asian="13.5pt" style:font-size-complex="13.5pt"/>
    </style:style>
    <style:style style:name="P7" style:family="paragraph" style:parent-style-name="Standard">
      <style:text-properties fo:font-size="13.5pt" officeooo:rsid="00185562" officeooo:paragraph-rsid="0014effd" style:font-size-asian="13.5pt" style:font-size-complex="13.5pt"/>
    </style:style>
    <style:style style:name="P8" style:family="paragraph" style:parent-style-name="Standard">
      <style:text-properties fo:font-size="13.5pt" officeooo:rsid="00185562" officeooo:paragraph-rsid="00185562" style:font-size-asian="13.5pt" style:font-size-complex="13.5pt"/>
    </style:style>
    <style:style style:name="P9" style:family="paragraph" style:parent-style-name="Standard">
      <style:text-properties fo:font-size="13.5pt" officeooo:rsid="0019f195" officeooo:paragraph-rsid="0019f195" style:font-size-asian="13.5pt" style:font-size-complex="13.5pt"/>
    </style:style>
    <style:style style:name="P10" style:family="paragraph" style:parent-style-name="Standard">
      <style:text-properties fo:font-size="13.5pt" officeooo:rsid="001e27b3" officeooo:paragraph-rsid="001e27b3" style:font-size-asian="13.5pt" style:font-size-complex="13.5pt"/>
    </style:style>
    <style:style style:name="P11" style:family="paragraph" style:parent-style-name="Standard">
      <style:text-properties fo:font-size="13.5pt" style:text-underline-style="solid" style:text-underline-width="auto" style:text-underline-color="font-color" officeooo:rsid="0014effd" officeooo:paragraph-rsid="0016555b" style:font-size-asian="13.5pt" style:font-size-complex="13.5pt"/>
    </style:style>
    <style:style style:name="P12" style:family="paragraph" style:parent-style-name="Standard">
      <style:text-properties fo:font-size="13.5pt" style:text-underline-style="none" officeooo:rsid="001c4bfc" officeooo:paragraph-rsid="001c4bfc" style:font-size-asian="13.5pt" style:font-size-complex="13.5pt"/>
    </style:style>
    <style:style style:name="P13" style:family="paragraph" style:parent-style-name="Standard">
      <style:text-properties fo:font-size="13.5pt" style:text-underline-style="none" officeooo:rsid="001e634a" officeooo:paragraph-rsid="001e634a" style:font-size-asian="13.5pt" style:font-size-complex="13.5pt"/>
    </style:style>
    <style:style style:name="P14" style:family="paragraph" style:parent-style-name="Standard">
      <style:text-properties fo:font-size="20pt" officeooo:rsid="00182431" officeooo:paragraph-rsid="00185562" style:font-size-asian="20pt" style:font-size-complex="20pt"/>
    </style:style>
    <style:style style:name="P15" style:family="paragraph" style:parent-style-name="Standard">
      <style:text-properties style:font-name="Courier 10 Pitch" fo:font-size="15pt" officeooo:paragraph-rsid="0019f195" style:font-size-asian="15pt" style:font-size-complex="15pt"/>
    </style:style>
    <style:style style:name="P16" style:family="paragraph" style:parent-style-name="Standard">
      <style:text-properties style:font-name="Courier 10 Pitch" fo:font-size="15pt" officeooo:rsid="0019f195" officeooo:paragraph-rsid="0019f195" style:font-size-asian="15pt" style:font-size-complex="15pt"/>
    </style:style>
    <style:style style:name="P17" style:family="paragraph" style:parent-style-name="Standard">
      <style:text-properties style:font-name="Courier 10 Pitch" fo:font-size="15pt" officeooo:rsid="001ad9c8" officeooo:paragraph-rsid="001ad9c8" style:font-size-asian="15pt" style:font-size-complex="15pt"/>
    </style:style>
    <style:style style:name="P18" style:family="paragraph" style:parent-style-name="Standard">
      <style:text-properties style:font-name="Courier 10 Pitch" fo:font-size="15pt" officeooo:rsid="00182431" officeooo:paragraph-rsid="00182431" style:font-size-asian="15pt" style:font-size-complex="15pt"/>
    </style:style>
    <style:style style:name="P19" style:family="paragraph" style:parent-style-name="Standard">
      <style:text-properties style:font-name="Courier 10 Pitch" fo:font-size="15pt" officeooo:rsid="00182431" officeooo:paragraph-rsid="001e27b3" style:font-size-asian="15pt" style:font-size-complex="15pt"/>
    </style:style>
    <style:style style:name="P20" style:family="paragraph" style:parent-style-name="Standard">
      <style:text-properties style:font-name="Courier 10 Pitch" fo:font-size="15pt" officeooo:rsid="001e27b3" officeooo:paragraph-rsid="001e27b3" style:font-size-asian="15pt" style:font-size-complex="15pt"/>
    </style:style>
    <style:style style:name="P21" style:family="paragraph" style:parent-style-name="Standard">
      <style:paragraph-properties fo:break-before="page"/>
      <style:text-properties fo:font-size="13.5pt" officeooo:rsid="001e27b3" officeooo:paragraph-rsid="001e27b3" style:font-size-asian="13.5pt" style:font-size-complex="13.5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3.5pt" style:text-underline-style="solid" style:text-underline-width="auto" style:text-underline-color="font-color" officeooo:rsid="0014effd" officeooo:paragraph-rsid="00185562" style:font-size-asian="13.5pt" style:font-size-complex="13.5pt"/>
    </style:style>
    <style:style style:name="P23" style:family="paragraph" style:parent-style-name="Standard">
      <style:paragraph-properties fo:text-align="center" style:justify-single-word="false" fo:break-before="page"/>
      <style:text-properties fo:font-size="13.5pt" style:text-underline-style="solid" style:text-underline-width="auto" style:text-underline-color="font-color" officeooo:rsid="0014effd" officeooo:paragraph-rsid="0014effd" style:font-size-asian="13.5pt" style:font-size-complex="13.5pt"/>
    </style:style>
    <style:style style:name="P24" style:family="paragraph" style:parent-style-name="Standard">
      <style:paragraph-properties fo:text-align="center" style:justify-single-word="false" fo:break-before="page"/>
      <style:text-properties fo:font-size="15pt" officeooo:rsid="0014effd" officeooo:paragraph-rsid="00182431" style:font-size-asian="15pt" style:font-size-complex="15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weight="bold" style:font-weight-asian="bold" style:font-weight-complex="bold"/>
    </style:style>
    <style:style style:name="T3" style:family="text">
      <style:text-properties style:font-name="Courier 10 Pitch" fo:font-size="15pt" style:font-size-asian="15pt" style:font-size-complex="15pt"/>
    </style:style>
    <style:style style:name="T4" style:family="text">
      <style:text-properties style:font-name="Courier 10 Pitch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officeooo:rsid="001c4bf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85562"/>
    </style:style>
    <style:style style:name="T9" style:family="text">
      <style:text-properties officeooo:rsid="0019f195"/>
    </style:style>
    <style:style style:name="T10" style:family="text">
      <style:text-properties officeooo:rsid="001e1d08"/>
    </style:style>
    <style:style style:name="T11" style:family="text">
      <style:text-properties officeooo:rsid="001e2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yntax for the Astronauts Essay Challen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Today’s goal: </text:p>
      <text:p text:style-name="P14">get the computer to read and grade a school essa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you are new to Python (or if you simply want to review the exact Python syntax relevant to handling strings, lists, and loops) then this packet is for you!</text:p>
      <text:p text:style-name="P2"/>
      <text:p text:style-name="P3">This packet contains example code which uses:</text:p>
      <text:p text:style-name="P3"/>
      <text:p text:style-name="P13"/>
      <text:p text:style-name="P13"><text:tab/><text:tab/><text:tab/><text:tab/><text:span text:style-name="T1">print() <text:s text:c="2"/><text:tab/>if <text:tab/><text:tab/>in</text:span></text:p>
      <text:p text:style-name="P23">First: make a <text:span text:style-name="T8">few variables</text:span></text:p>
      <text:p text:style-name="P3"/>
      <text:p text:style-name="P3"/>
      <text:p text:style-name="P4">On your computer, <text:span text:style-name="T5">open IDLE</text:span>. <text:s/></text:p>
      <text:p text:style-name="P4"/>
      <text:p text:style-name="P8">You should see these symbols:</text:p>
      <text:p text:style-name="P8"/>
      <text:p text:style-name="P8">&gt;&gt;&gt;</text:p>
      <text:p text:style-name="P8"/>
      <text:p text:style-name="P8">Anytime you see those symbols, you can type and experiment!</text:p>
      <text:p text:style-name="P8"/>
      <text:p text:style-name="P8">Type the following things and press ENTER after each one.</text:p>
      <text:p text:style-name="P8"/>
      <text:p text:style-name="P8"/>
      <text:p text:style-name="P15"><text:span text:style-name="T9">&gt;&gt;&gt; <text:s text:c="2"/>magic_word = "really"</text:span></text:p>
      <text:p text:style-name="P16"/>
      <text:p text:style-name="P16">&gt;&gt;&gt; <text:s text:c="2"/>sentence = "Python is really cool."</text:p>
      <text:p text:style-name="P16"/>
      <text:p text:style-name="P17">&gt;&gt;&gt; <text:s text:c="2"/>magic_word <text:span text:style-name="T5">in</text:span> sentence</text:p>
      <text:p text:style-name="P9"/>
      <text:p text:style-name="P9"/>
      <text:p text:style-name="P9">What word does the computer display after you type all these lines and press ENTER?</text:p>
      <text:p text:style-name="P4"/>
      <text:p text:style-name="P4"/>
      <text:p text:style-name="P4"><text:tab/><text:tab/><text:tab/><text:tab/><text:tab/><text:tab/><text:tab/><text:span text:style-name="T6">Answer:</text:span>____________________________</text:p>
      <text:p text:style-name="P4"/>
      <text:p text:style-name="P11"/>
      <text:p text:style-name="P12">The word <text:span text:style-name="T4">in</text:span> <text:s/>can be used in Python to check whether a particular thing is in another thing.</text:p>
      <text:p text:style-name="P12"/>
      <text:p text:style-name="P12">In our case, we just checked whether or not the data stored in the variable <text:span text:style-name="T1">magic_word</text:span> is in<text:span text:style-name="T10">side</text:span> the variable <text:span text:style-name="T1">sentence</text:span>.</text:p>
      <text:p text:style-name="P12"/>
      <text:p text:style-name="P12">Fill in the blanks below so that Python checks for the word “ inside <text:span text:style-name="T1">sentence2</text:span>.</text:p>
      <text:p text:style-name="P12"/>
      <text:p text:style-name="P12"/>
      <text:p text:style-name="P12">Write your code here once you have tested it in the shell. <text:s/>What does it print?</text:p>
      <text:p text:style-name="P22"><text:span text:style-name="T8">Try this demo code</text:span></text:p>
      <text:p text:style-name="P5"/>
      <text:p text:style-name="P5"/>
      <text:p text:style-name="P5"><text:span text:style-name="T8">From </text:span><text:span text:style-name="T5">IDLE, </text:span><text:s text:c="2"/></text:p>
      <text:p text:style-name="P4"><text:span text:style-name="T8">go to the </text:span>File menu <text:span text:style-name="T8">and</text:span> select “<text:span text:style-name="T7">New File</text:span>.”</text:p>
      <text:p text:style-name="P3"/>
      <text:p text:style-name="P3"/>
      <text:p text:style-name="P3"><text:tab/><text:tab/><text:tab/><text:tab/><text:tab/><text:tab/>→ Name your file <text:s text:c="2"/><text:span text:style-name="T2">string_practice.py</text:span></text:p>
      <text:p text:style-name="P3"/>
      <text:p text:style-name="P3">Save the file to the Desktop.</text:p>
      <text:p text:style-name="P3"/>
      <text:p text:style-name="P7"/>
      <text:p text:style-name="P8">Start typing the first few lines of the file shown on the next page. <text:s/>Every line or two, stop typing and run your file to make sure there are no mistakes.</text:p>
      <text:p text:style-name="P3"/>
      <text:p text:style-name="P3"/>
      <text:p text:style-name="P6"/>
      <text:p text:style-name="P24"><text:span text:style-name="T2">string_practice.py</text:span></text:p>
      <text:p text:style-name="P6"/>
      <text:p text:style-name="P6"/>
      <text:p text:style-name="P19"># This code demonstrates how Python works with words </text:p>
      <text:p text:style-name="P19"><text:span text:style-name="T11"># </text:span>and sentences.</text:p>
      <text:p text:style-name="P18"/>
      <text:p text:style-name="P18"/>
      <text:p text:style-name="P20">print("This program is about strings and if")</text:p>
      <text:p text:style-name="P20">answer = 0</text:p>
      <text:p text:style-name="P20">magic_word = "really"</text:p>
      <text:p text:style-name="P20">sentence = "Python is really cool."</text:p>
      <text:p text:style-name="P20">print()</text:p>
      <text:p text:style-name="P20">print(sentence)</text:p>
      <text:p text:style-name="P20">print("Python will look for the magic word")</text:p>
      <text:p text:style-name="P20"/>
      <text:p text:style-name="P20">if magic_word in sentence:</text:p>
      <text:p text:style-name="P20"><text:s text:c="4"/>answer = answer + 1</text:p>
      <text:p text:style-name="P20"><text:s text:c="4"/>print("FOUND MAGIC WORD!!!")</text:p>
      <text:p text:style-name="P20"/>
      <text:p text:style-name="P20">print(answer)</text:p>
      <text:p text:style-name="P10"/>
      <text:p text:style-name="P21">Explanation o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00:51.927858437</meta:creation-date>
    <dc:date>2017-10-20T22:10:59.481586266</dc:date>
    <meta:editing-duration>PT56M4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5" meta:paragraph-count="42" meta:word-count="309" meta:character-count="1803" meta:non-whitespace-character-count="1487"/>
  </office:meta>
</office:document-meta>
</file>